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28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ate_5f_custom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10107">
      <style:table-cell-properties fo:border-bottom="none" fo:background-color="#ffb66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3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28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30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25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25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25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25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26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26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25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33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3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3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3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2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09:46:17.3353291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2-12T12:58:47.121428132</dc:date>
    <meta:editing-duration>P1DT5M43S</meta:editing-duration>
    <meta:editing-cycles>47</meta:editing-cycles>
    <meta:document-statistic meta:table-count="2" meta:cell-count="481" meta:object-count="0"/>
  </office:meta>
</office:document-meta>
</file>